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 style:list-style-name="L1">
      <style:text-properties officeooo:rsid="001e2609" officeooo:paragraph-rsid="001e260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R6.11</text:p>
          <text:list>
            <text:list-item>
              <text:p text:style-name="P1">it should be &lt;Integer&gt; instead of &lt;int&gt;</text:p>
            </text:list-item>
            <text:list-item>
              <text:p text:style-name="P1">in the call to the array list constructor there should be an &lt;Integer&gt;</text:p>
            </text:list-item>
            <text:list-item>
              <text:p text:style-name="P1">there are no parenthesis after the call to the arraylist constructor</text:p>
            </text:list-item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21:24:04.324506465</meta:creation-date>
    <dc:date>2023-12-03T21:36:09.990276938</dc:date>
    <meta:editing-duration>PT12M6S</meta:editing-duration>
    <meta:editing-cycles>1</meta:editing-cycles>
    <meta:document-statistic meta:table-count="0" meta:image-count="0" meta:object-count="0" meta:page-count="1" meta:paragraph-count="5" meta:word-count="37" meta:character-count="192" meta:non-whitespace-character-count="164"/>
    <meta:generator>LibreOffice/7.6.3.2$Linux_X86_64 LibreOffice_project/29d686fea9f6705b262d369fede658f824154cc0</meta:generator>
  </office:meta>
</office:document-meta>
</file>